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11cm" fo:margin-left="0cm" fo:margin-right="-0.012cm" table:align="margins"/>
    </style:style>
    <style:style style:name="Таблица1.A" style:family="table-column">
      <style:table-column-properties style:column-width="6.671cm" style:rel-column-width="25700*"/>
    </style:style>
    <style:style style:name="Таблица1.B" style:family="table-column">
      <style:table-column-properties style:column-width="0.436cm" style:rel-column-width="1678*"/>
    </style:style>
    <style:style style:name="Таблица1.C" style:family="table-column">
      <style:table-column-properties style:column-width="9.904cm" style:rel-column-width="38157*"/>
    </style:style>
    <style:style style:name="Таблица1.A1" style:family="table-cell">
      <style:table-cell-properties fo:padding="0cm" fo:border="none"/>
    </style:style>
    <style:style style:name="Таблица2" style:family="table">
      <style:table-properties style:width="16.999cm" table:align="margins"/>
    </style:style>
    <style:style style:name="Таблица2.A" style:family="table-column">
      <style:table-column-properties style:column-width="6.11cm" style:rel-column-width="23556*"/>
    </style:style>
    <style:style style:name="Таблица2.B" style:family="table-column">
      <style:table-column-properties style:column-width="0.335cm" style:rel-column-width="1292*"/>
    </style:style>
    <style:style style:name="Таблица2.C" style:family="table-column">
      <style:table-column-properties style:column-width="10.553cm" style:rel-column-width="40687*"/>
    </style:style>
    <style:style style:name="Таблица2.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3pt" fo:font-weight="bold" style:font-size-asian="13pt" style:font-weight-asian="bold"/>
    </style:style>
    <style:style style:name="P2" style:family="paragraph" style:parent-style-name="Standard">
      <style:paragraph-properties fo:text-align="center" style:justify-single-word="false"/>
      <style:text-properties fo:font-size="13pt" fo:font-weight="bold" style:font-size-asian="13pt" style:font-weight-asian="bold"/>
    </style:style>
    <style:style style:name="P3" style:family="paragraph" style:parent-style-name="Standard">
      <style:text-properties fo:font-size="13pt" style:font-size-asian="13pt"/>
    </style:style>
    <style:style style:name="P4" style:family="paragraph" style:parent-style-name="Standard">
      <style:paragraph-properties style:snap-to-layout-grid="false"/>
      <style:text-properties fo:font-size="13pt" style:font-size-asian="13pt"/>
    </style:style>
    <style:style style:name="P5"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fo:font-size="14pt" style:font-size-asian="14pt" style:font-size-complex="14pt"/>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fo:text-align="justify"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style:tab-stops>
          <style:tab-stop style:position="2.501cm"/>
        </style:tab-stops>
      </style:paragraph-properties>
      <style:text-properties fo:font-size="14pt" style:font-size-asian="14pt" style:font-size-complex="14pt"/>
    </style:style>
    <style:style style:name="P11"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12" style:family="paragraph" style:parent-style-name="Standard">
      <style:paragraph-properties fo:line-height="120%"/>
      <style:text-properties fo:font-size="14pt" style:font-size-asian="14pt" style:font-size-complex="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15"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17" style:family="paragraph" style:parent-style-name="Table_20_Contents">
      <style:text-properties style:font-name="Liberation Serif" fo:font-size="12pt" style:font-size-asian="12pt" style:font-size-complex="12pt"/>
    </style:style>
    <style:style style:name="P18"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fo:language="en" fo:country="US"/>
    </style:style>
    <style:style style:name="P20"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21"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break-before="page"/>
      <style:text-properties fo:font-size="14pt" style:font-size-asian="14pt" style:font-size-complex="14pt"/>
    </style:style>
    <style:style style:name="P24"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25"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26" style:family="paragraph" style:parent-style-name="Основной_20_текст_20_2">
      <style:text-properties fo:font-size="14pt" style:font-size-asian="14pt" style:font-size-complex="14pt"/>
    </style:style>
    <style:style style:name="P27" style:family="paragraph" style:parent-style-name="Text_20_body" style:list-style-name="WW8Num35"/>
    <style:style style:name="P28" style:family="paragraph" style:parent-style-name="Text_20_body" style:list-style-name="WW8Num12"/>
    <style:style style:name="P29" style:family="paragraph" style:parent-style-name="Text_20_body" style:list-style-name="WW8Num34"/>
    <style:style style:name="P30" style:family="paragraph" style:parent-style-name="Heading_20_3">
      <style:paragraph-properties fo:text-align="justify" style:justify-single-word="false"/>
      <style:text-properties fo:font-style="italic" style:font-style-asian="italic" style:font-style-complex="italic"/>
    </style:style>
    <style:style style:name="P31" style:family="paragraph" style:parent-style-name="Heading_20_3">
      <style:paragraph-properties fo:text-align="justify" style:justify-single-word="false"/>
    </style:style>
    <style:style style:name="P32" style:family="paragraph" style:parent-style-name="Heading_20_3">
      <style:paragraph-properties fo:break-before="page"/>
    </style:style>
    <style:style style:name="P33" style:family="paragraph" style:parent-style-name="Heading_20_3">
      <style:paragraph-properties fo:text-align="justify" style:justify-single-word="false" fo:break-before="page"/>
    </style:style>
    <style:style style:name="P34" style:family="paragraph" style:parent-style-name="Standard" style:list-style-name="WW8Num18">
      <style:paragraph-properties fo:margin-left="1.27cm" fo:margin-right="0cm" fo:line-height="150%" fo:text-align="justify" style:justify-single-word="false" fo:text-indent="-0.635cm" style:auto-text-indent="false"/>
      <style:text-properties fo:font-size="14pt" style:font-size-asian="14pt" style:font-size-complex="14pt" style:font-weight-complex="bold"/>
    </style:style>
    <style:style style:name="P35"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36"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37"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38"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39"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40"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language="en" fo:country="U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ru" fo:country="RU"/>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30" text:outline-level="3">Объекты интеллектуальной собственности:</text:h>
      <text:list xml:id="list1481284508" text:style-name="WW8Num35">
        <text:list-item>
          <text:p text:style-name="P27">изобретения;</text:p>
        </text:list-item>
        <text:list-item>
          <text:p text:style-name="P27">промышленные образцы (дизайн);</text:p>
        </text:list-item>
        <text:list-item>
          <text:p text:style-name="P27">компьютерные программы (программы для ЭВМ);</text:p>
        </text:list-item>
        <text:list-item>
          <text:p text:style-name="P27">базы данных;</text:p>
        </text:list-item>
        <text:list-item>
          <text:p text:style-name="P27">произведения науки;</text:p>
        </text:list-item>
        <text:list-item>
          <text:p text:style-name="P27">произведения литературы;</text:p>
        </text:list-item>
        <text:list-item>
          <text:p text:style-name="P27">произведения искусства;</text:p>
        </text:list-item>
        <text:list-item>
          <text:p text:style-name="P27">средств индивидуализации производителя товаров и услуг (товарные знаки, знаки обслуживания, фирменные наименования и др.).</text:p>
        </text:list-item>
      </text:list>
      <text:h text:style-name="P31" text:outline-level="3">Основное содержание прав на объекты интеллектуальной собственности:</text:h>
      <text:p text:style-name="Text_20_body">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text:soft-page-break/>Определение программы для ЭВМ:</text:h>
      <text:p text:style-name="Text_20_body">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1667858711" text:style-name="WW8Num12">
        <text:list-item>
          <text:p text:style-name="P28">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28">рабочая программа (или объектный код) - последовательность машинных команд, т. е. команд, представленных на языке, понятном ЭВМ;</text:p>
        </text:list-item>
        <text:list-item>
          <text:p text:style-name="P28">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28">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Text_20_body">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text:soft-page-break/>Установление авторских прав на программу для ЭВМ:</text:h>
      <text:p text:style-name="Text_20_body">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185563541" text:style-name="WW8Num34">
        <text:list-item>
          <text:p text:style-name="P29">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29"><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Text_20_body">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Text_20_body">Если права на программу для ЭВМ принадлежат одновременно нескольким <text:soft-page-break/>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Text_20_body">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Text_20_body">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Text_20_body">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text:soft-page-break/>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Text_20_body">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54068357" text:style-name="WW8Num18">
        <text:list-item>
          <text:p text:style-name="P34">заявление на официальную регистрацию</text:p>
        </text:list-item>
        <text:list-item>
          <text:p text:style-name="P34">реферат</text:p>
        </text:list-item>
        <text:list-item>
          <text:p text:style-name="P34">титульный лист</text:p>
        </text:list-item>
        <text:list-item>
          <text:p text:style-name="P34">состав программы</text:p>
          <text:p text:style-name="P35"/>
        </text:list-item>
      </text:list>
      <text:p text:style-name="P14">Р Е Ф Е Р А Т</text:p>
      <text:p text:style-name="P12"/>
      <text:p text:style-name="P24">Автор:<text:tab/>Еременок Андрей Вячеславович</text:p>
      <text:p text:style-name="P24">Правообладатель:<text:tab/>ОАО "НИЦ СПб ЭТУ"</text:p>
      <text:p text:style-name="P16">Программа для ЭВМ:<text:tab/><text:span text:style-name="T6">В</text:span><text:span text:style-name="T5">еб-редактор формализованных электронных документов на основе технологии GWT</text:span></text:p>
      <text:p text:style-name="P15">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25">Тип ЭВМ:<text:tab/><text:tab/>IBM PC/AT и совместимые с ней</text:p>
      <text:p text:style-name="P25">ОС<text:span text:style-name="T7">:<text:tab/><text:tab/>Windows Server 2003</text:span></text:p>
      <text:p text:style-name="P24">Язык программирования:<text:tab/>Java, XML</text:p>
      <text:list xml:id="list303388830" text:continue-numbering="true" text:style-name="WW8Num18">
        <text:list-header>
          <text:p text:style-name="P36">Объем:<text:tab/><text:tab/>40 Мбайт</text:p>
        </text:list-header>
      </text:list>
      <text:p text:style-name="P23"/>
      <text:p text:style-name="P13">ПРОГРАММА ДЛЯ ЭВМ</text:p>
      <text:p text:style-name="P13"/>
      <text:p text:style-name="P26">Веб-редактор формализованных электронных <text:s/>документов на основе технологии GWT</text:p>
      <text:p text:style-name="P6"/>
      <text:p text:style-name="P9">Фрагменты исходного текста программы</text:p>
      <text:p text:style-name="P6"/>
      <text:p text:style-name="P9">Всего 59 листов</text:p>
      <text:p text:style-name="P6"/>
      <text:p text:style-name="P6"/>
      <text:p text:style-name="P6"/>
      <text:p text:style-name="P6"/>
      <text:p text:style-name="P6"/>
      <text:p text:style-name="P6"/>
      <text:p text:style-name="P10">Правообладатель:<text:tab/> <text:s/>ОАО "НИЦ СПб ЭТУ"</text:p>
      <text:p text:style-name="P6"/>
      <text:p text:style-name="P10">Автор:<text:tab/><text:span text:style-name="T9"> Еременок Андрей Вячеславович </text:span></text:p>
      <text:p text:style-name="P11"><text:s text:c="49"/>(ф., и., о.)</text:p>
      <text:p text:style-name="P6"/>
      <text:p text:style-name="P6"/>
      <text:p text:style-name="P6"/>
      <text:p text:style-name="P6"/>
      <text:p text:style-name="P6"/>
      <text:p text:style-name="P6"/>
      <text:p text:style-name="P6"/>
      <text:p text:style-name="P6"/>
      <text:p text:style-name="P6"/>
      <text:p text:style-name="P6">(C) ОАО "НИЦ СПб ЭТУ ", 2009</text:p>
      <text:p text:style-name="P6"/>
      <text:p text:style-name="P6"/>
      <text:p text:style-name="P6"/>
      <text:p text:style-name="P6"/>
      <text:p text:style-name="P6"/>
      <text:p text:style-name="P9">Санкт-Петербург</text:p>
      <text:list xml:id="list1546744037" text:continue-numbering="true" text:style-name="WW8Num18">
        <text:list-header>
          <text:p text:style-name="P37">2009</text:p>
        </text:list-header>
      </text:list>
      <text:h text:style-name="P32" text:outline-level="3">Состав программного комплекса</text:h>
      <text:h text:style-name="Heading_20_4" text:outline-level="4">Проект EDGWT</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5">ru.spb.nicetu.gwteditor.client.binding.binders.WidgetBinder</text:p>
            <text:p text:style-name="P18"/>
          </table:table-cell>
          <table:table-cell table:style-name="Таблица1.A1" office:value-type="string">
            <text:p text:style-name="Table_20_Contents">-</text:p>
          </table:table-cell>
          <table:table-cell table:style-name="Таблица1.A1" office:value-type="string">
            <text:p text:style-name="P20">Класс. Отвечает за привязку элементов управления к полям документа</text:p>
            <text:p text:style-name="P17"/>
          </table:table-cell>
        </table:table-row>
        <table:table-row>
          <table:table-cell table:style-name="Таблица1.A1" office:value-type="string">
            <text:p text:style-name="P5">ru.spb.nicetu.gwteditor.client.EDTypes.EDForm</text:p>
            <text:p text:style-name="P18"/>
          </table:table-cell>
          <table:table-cell table:style-name="Таблица1.A1" office:value-type="string">
            <text:p text:style-name="Table_20_Contents">-</text:p>
          </table:table-cell>
          <table:table-cell table:style-name="Таблица1.A1" office:value-type="string">
            <text:p text:style-name="P20">Класс. Отвечает за формирование обобщенной генерированной страницы</text:p>
            <text:p text:style-name="P17"/>
          </table:table-cell>
        </table:table-row>
        <table:table-row>
          <table:table-cell table:style-name="Таблица1.A1" office:value-type="string">
            <text:p text:style-name="P5">ru.spb.nicetu.gwteditor.client.EDTypes.EDList</text:p>
          </table:table-cell>
          <table:table-cell table:style-name="Таблица1.A1" office:value-type="string">
            <text:p text:style-name="Table_20_Contents">-</text:p>
          </table:table-cell>
          <table:table-cell table:style-name="Таблица1.A1" office:value-type="string">
            <text:p text:style-name="P20">Класс. Отвечает за формирование обобщенной генерированной формы списка</text:p>
            <text:p text:style-name="P17"/>
          </table:table-cell>
        </table:table-row>
        <table:table-row>
          <table:table-cell table:style-name="Таблица1.A1" office:value-type="string">
            <text:p text:style-name="P5">ru.spb.nicetu.gwteditor.client.logic.Logic</text:p>
          </table:table-cell>
          <table:table-cell table:style-name="Таблица1.A1" office:value-type="string">
            <text:p text:style-name="Table_20_Contents">-</text:p>
          </table:table-cell>
          <table:table-cell table:style-name="Таблица1.A1" office:value-type="string">
            <text:p text:style-name="P20">Класс. Отвечает за дополнительную обработку действий пользователя</text:p>
            <text:p text:style-name="P17"/>
          </table:table-cell>
        </table:table-row>
        <table:table-row>
          <table:table-cell table:style-name="Таблица1.A1" office:value-type="string">
            <text:p text:style-name="P5">u.spb.nicetu.gwteditor.client.modules.GWTEditor</text:p>
          </table:table-cell>
          <table:table-cell table:style-name="Таблица1.A1" office:value-type="string">
            <text:p text:style-name="Table_20_Contents">-</text:p>
          </table:table-cell>
          <table:table-cell table:style-name="Таблица1.A1" office:value-type="string">
            <text:p text:style-name="P20">Класс. Отвечает за подготовку страницы документа</text:p>
            <text:p text:style-name="P17"/>
          </table:table-cell>
        </table:table-row>
        <table:table-row>
          <table:table-cell table:style-name="Таблица1.A1" office:value-type="string">
            <text:p text:style-name="P5">ru.spb.nicetu.gwteditor.client.ui.widgets.interfaces.HasValue</text:p>
          </table:table-cell>
          <table:table-cell table:style-name="Таблица1.A1" office:value-type="string">
            <text:p text:style-name="Table_20_Contents">-</text:p>
          </table:table-cell>
          <table:table-cell table:style-name="Таблица1.A1" office:value-type="string">
            <text:p text:style-name="P20">Интерфейс. Обобщает действия с элементами управления</text:p>
            <text:p text:style-name="P17"/>
          </table:table-cell>
        </table:table-row>
        <table:table-row>
          <table:table-cell table:style-name="Таблица1.A1" office:value-type="string">
            <text:p text:style-name="P5">ru.spb.nicetu.gwteditor.server.EDServiceImpl</text:p>
          </table:table-cell>
          <table:table-cell table:style-name="Таблица1.A1" office:value-type="string">
            <text:p text:style-name="Table_20_Contents">-</text:p>
          </table:table-cell>
          <table:table-cell table:style-name="Таблица1.A1" office:value-type="string">
            <text:p text:style-name="P20">Класс. Отвечает за редактирование документа на сервере в целом</text:p>
            <text:p text:style-name="P17"/>
          </table:table-cell>
        </table:table-row>
        <table:table-row>
          <table:table-cell table:style-name="Таблица1.A1" office:value-type="string">
            <text:p text:style-name="P5">ru.spb.nicetu.gwteditor.server.database.loader.typeimpl.LoaderImpl</text:p>
          </table:table-cell>
          <table:table-cell table:style-name="Таблица1.A1" office:value-type="string">
            <text:p text:style-name="Table_20_Contents">-</text:p>
          </table:table-cell>
          <table:table-cell table:style-name="Таблица1.A1" office:value-type="string">
            <text:p text:style-name="P20">Класс. Отвечает за взаимодействие с БД портала и предварительную подготовку документов</text:p>
            <text:p text:style-name="P17"/>
          </table:table-cell>
        </table:table-row>
        <table:table-row>
          <table:table-cell table:style-name="Таблица1.A1" office:value-type="string">
            <text:p text:style-name="P5">ru.spb.nicetu.gwteditor.server.emf.command.TreeCommand</text:p>
          </table:table-cell>
          <table:table-cell table:style-name="Таблица1.A1" office:value-type="string">
            <text:p text:style-name="Table_20_Contents">-</text:p>
          </table:table-cell>
          <table:table-cell table:style-name="Таблица1.A1" office:value-type="string">
            <text:p text:style-name="P20">Класс. Отвечает за выполнение команды над древовидным представлением документа</text:p>
            <text:p text:style-name="P17"/>
          </table:table-cell>
        </table:table-row>
        <table:table-row>
          <table:table-cell table:style-name="Таблица1.A1" office:value-type="string">
            <text:p text:style-name="P5">ru.spb.nicetu.gwteditor.server.emf.EDUserContext</text:p>
          </table:table-cell>
          <table:table-cell table:style-name="Таблица1.A1" office:value-type="string">
            <text:p text:style-name="Table_20_Contents">-</text:p>
          </table:table-cell>
          <table:table-cell table:style-name="Таблица1.A1" office:value-type="string">
            <text:p text:style-name="P20">Класс. Отвечает за разделение ресурсов пользователей</text:p>
            <text:p text:style-name="P17"/>
          </table:table-cell>
        </table:table-row>
        <table:table-row>
          <table:table-cell table:style-name="Таблица1.A1" office:value-type="string">
            <text:p text:style-name="P5">ru.spb.nicetu.gwteditor.server.emf.rootprovider.RootProvider</text:p>
          </table:table-cell>
          <table:table-cell table:style-name="Таблица1.A1" office:value-type="string">
            <text:p text:style-name="Table_20_Contents">-</text:p>
          </table:table-cell>
          <table:table-cell table:style-name="Таблица1.A1" office:value-type="string">
            <text:p text:style-name="P20">Класс. Отвечает за подготовку документа ко взаимодействию со временной БД</text:p>
            <text:p text:style-name="P17"/>
          </table:table-cell>
        </table:table-row>
        <table:table-row>
          <table:table-cell table:style-name="Таблица1.A1" office:value-type="string">
            <text:p text:style-name="P5">ru.spb.nicetu.gwteditor.server.emf.rootprovider.RootWrapper</text:p>
          </table:table-cell>
          <table:table-cell table:style-name="Таблица1.A1" office:value-type="string">
            <text:p text:style-name="Table_20_Contents">-</text:p>
          </table:table-cell>
          <table:table-cell table:style-name="Таблица1.A1" office:value-type="string">
            <text:p text:style-name="P20">Класс. Отвечает за взаимодействие со временной БД</text:p>
            <text:p text:style-name="P17"/>
          </table:table-cell>
        </table:table-row>
        <table:table-row>
          <table:table-cell table:style-name="Таблица1.A1" office:value-type="string">
            <text:p text:style-name="P5">ru.spb.nicetu.gwteditor.server.emf.validation.EDValidator</text:p>
          </table:table-cell>
          <table:table-cell table:style-name="Таблица1.A1" office:value-type="string">
            <text:p text:style-name="Table_20_Contents">-</text:p>
          </table:table-cell>
          <table:table-cell table:style-name="Таблица1.A1" office:value-type="string">
            <text:p text:style-name="P20">Класс. Отвечает за валидацию документа</text:p>
            <text:p text:style-name="P17"/>
          </table:table-cell>
        </table:table-row>
        <table:table-row>
          <table:table-cell table:style-name="Таблица1.A1" office:value-type="string">
            <text:p text:style-name="P5">ru.spb.nicetu.gwteditor.server.emf.GarbageCollector</text:p>
          </table:table-cell>
          <table:table-cell table:style-name="Таблица1.A1" office:value-type="string">
            <text:p text:style-name="Table_20_Contents">-</text:p>
          </table:table-cell>
          <table:table-cell table:style-name="Таблица1.A1" office:value-type="string">
            <text:p text:style-name="P20">Класс. Отвечает за частичное сохранение документа</text:p>
            <text:p text:style-name="Table_20_Contents"/>
          </table:table-cell>
        </table:table-row>
      </table:table>
      <text:h text:style-name="Heading_20_4" text:outline-level="4">Проект Markup2JCodeConverter</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22">ru.spb.nic.converter.M2JC</text:p>
          </table:table-cell>
          <table:table-cell table:style-name="Таблица2.A1" office:value-type="string">
            <text:p text:style-name="P19">-</text:p>
          </table:table-cell>
          <table:table-cell table:style-name="Таблица2.A1" office:value-type="string">
            <text:p text:style-name="P20">Класс. <text:span text:style-name="T8">Координирует генерацию кода</text:span></text:p>
          </table:table-cell>
        </table:table-row>
        <table:table-row>
          <table:table-cell table:style-name="Таблица2.A1" office:value-type="string">
            <text:p text:style-name="P22">ru.spb.nic.converter.visitor.NodeVisitor</text:p>
          </table:table-cell>
          <table:table-cell table:style-name="Таблица2.A1" office:value-type="string">
            <text:p text:style-name="P19">-</text:p>
          </table:table-cell>
          <table:table-cell table:style-name="Таблица2.A1" office:value-type="string">
            <text:p text:style-name="Table_20_Contents">Класс. Обобщает работу с узлами <text:span text:style-name="T7">HTML-</text:span><text:span text:style-name="T8">подобного языка</text:span></text:p>
          </table:table-cell>
        </table:table-row>
        <table:table-row>
          <table:table-cell table:style-name="Таблица2.A1" office:value-type="string">
            <text:p text:style-name="P21">ru.spb.nic.converter.templates.EDClass</text:p>
          </table:table-cell>
          <table:table-cell table:style-name="Таблица2.A1" office:value-type="string">
            <text:p text:style-name="P19">-</text:p>
          </table:table-cell>
          <table:table-cell table:style-name="Таблица2.A1" office:value-type="string">
            <text:p text:style-name="Table_20_Contents">Класс. Представляет шаблон класса <text:span text:style-name="T7">Java</text:span></text:p>
            <text:p text:style-name="Table_20_Contents"/>
          </table:table-cell>
        </table:table-row>
      </table:table>
      <text:p text:style-name="Text_20_body"/>
      <text:h text:style-name="P33" text:outline-level="3">Дополнительное соглашение к трудовому договору по вопросам интеллектуальной собственности</text:h>
      <text:p text:style-name="Standard"/>
      <text:p text:style-name="P2">ДОПОЛНИТЕЛЬНОЕ СОГЛАШЕНИЕ К ТРУДОВОМУ ДОГОВОРУ</text:p>
      <text:p text:style-name="P2">(КОНТРАКТУ) ПО ВОПРОСАМ ИНТЕЛЕКТУАЛЬНОЙ</text:p>
      <text:p text:style-name="P2">СОБСТВЕННОСТИ</text:p>
      <text:p text:style-name="P1"/>
      <text:p text:style-name="P8">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7"><text:tab/>Договорились о нижеследующем:</text:p>
      <text:list xml:id="list2167625321" text:style-name="WW8Num11">
        <text:list-item>
          <text:p text:style-name="P38">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38">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1958089241" text:style-name="WW8Num4">
        <text:list-item>
          <text:p text:style-name="P39">Получить регистрационное свидетельство на свое имя;</text:p>
        </text:list-item>
        <text:list-item>
          <text:p text:style-name="P39">Принять решение о сохранности ОИС в тайне (в режиме ноу-хау);</text:p>
        </text:list-item>
        <text:list-item>
          <text:p text:style-name="P39">Переуступить исключительные права в отношении Служебных ОИС третьему лицу;</text:p>
        </text:list-item>
        <text:list-item>
          <text:p text:style-name="P39">Заключив договор с Работником в отношении конкретного ОИС, переуступить ему право на получение <text:soft-page-break/>регистрационного свидетельства.</text:p>
        </text:list-item>
      </text:list>
      <text:list xml:id="list88821012" text:continue-list="list2167625321" text:style-name="WW8Num11">
        <text:list-item>
          <text:p text:style-name="P38">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38">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38">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38">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text:soft-page-break/>производстве Работодателя и иных форм реализации Служебного ОИС.</text:p>
        </text:list-item>
        <text:list-item>
          <text:p text:style-name="P38">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38">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38">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38">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Работодатель:</text:p>
            <text:p text:style-name="P3">Генеральный директор</text:p>
            <text:p text:style-name="P3">ОАО «НИЦ СПбЭТУ»</text:p>
            <text:p text:style-name="P3">_____________________ Тихов Г.А.</text:p>
          </table:table-cell>
          <table:table-cell table:style-name="Таблица12.A1" office:value-type="string">
            <text:p text:style-name="P4">Работник:</text:p>
            <text:p text:style-name="P3"/>
            <text:p text:style-name="P3"/>
            <text:p text:style-name="P3">_____________________ Еременок А.В.</text:p>
          </table:table-cell>
        </table:table-row>
      </table:table>
      <text:list xml:id="list1718658209" text:continue-list="list1546744037" text:style-name="WW8Num18">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true" fo:text-indent="0cm" style:auto-text-indent="true"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Linux OpenOffice.org_project/300m9$Build-9358</meta:generator>
    <dc:date>2009-01-25T16:11:00</dc:date>
    <dc:creator>Андрей Ерёменок</dc:creator>
    <meta:editing-duration>PT02H37M10S</meta:editing-duration>
    <meta:editing-cycles>51</meta:editing-cycles>
    <meta:document-statistic meta:table-count="3" meta:image-count="0" meta:object-count="0" meta:page-count="11" meta:paragraph-count="145" meta:word-count="1772" meta:character-count="14667"/>
    <meta:user-defined meta:name="Поле 1"/>
    <meta:user-defined meta:name="Поле 2"/>
    <meta:user-defined meta:name="Поле 3"/>
    <meta:user-defined meta:name="Поле 4"/>
  </office:meta>
</office:document-meta>
</file>